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ntainer.shutdownRegis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IContainer.deregisterExternalEndpoint( ComponentNameSpace cns ,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DeploymentDir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ontainer.container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ntainer.createExecu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Container.defaultComponentServiceAndEndpoint( PojoSupport component , ActivationSpec activationSp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Contain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ndpointsForService( ComponentContextImpl context ,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esolveEndpointReference( ComponentContextImpl context ,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xternalEndpointsForService( ComponentContextImpl context ,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ndpoint( ComponentContextImpl context , QName servic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Deploymen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updateExternalArchiv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Listeners( Class 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Us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Component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UseShutdownHook( boolean useShutdownH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DefaultBro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Container.createComponentAdaptor( ComponentLifeCycle lifeCycle , ActivationSpec activationSp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Container.sendExchange( MessageExchangeImpl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Container.isNotify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ExecutorFactory( ExecutorFactory executo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emoveShutdownHoo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Container.setRmiPort( int port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Embe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Transaction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BIContainer.activateComponent( Component component ,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ntainer.setAutoEnlistInTransaction( boolean autoEnlistIn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activateComponent( Component component , String description , ActivationSpec activationSpec , boolean pojo , boolean binding , boolean service , String [ ] sharedLibra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Containe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BIContainer.isUseNewTransaction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Embedded( boolean embed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Flow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Container.getLocalComponentConn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TransactionManager( Object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SubscriptionFlowName( String subscription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deactivateComponent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Container.setListeners( EventListener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xternalEndpoints( ComponentContextImpl context ,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hutdownServi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ntainer.getLogger( String suffix , String resourceBund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ntaine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ontainer.deleteCompon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ontainer.getMonitor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CreateMBeanServer( boolean enableJM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GeneratedRootDirPrefix( String generatedRootDi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FlowName( String 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MonitorInstall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emoveListener( EventListener liste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BIContainer.createRoot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Container.setInstallationDirPath( String installation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Container.getEndpoints( ComponentContextImpl context ,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DeploymentExtensions( String deployment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GenerateRootDir( boolean generate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MonitorDeploym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DeploymentDirPath( String deployment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Container.activateComponent( ActivationSpec activationSpec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BIContainer.ini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BIContainer.activateComponent( File installationDir , Component component , String description , ComponentContextImpl context , ActivationSpec activationSpec , boolean pojo , boolean binding , boolean service , String [ ] sharedLibrar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BIContainer.setRootDir(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egisterExternalEndpoint( ComponentNameSpace cns ,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Generate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Flows( Flow [ ] fl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MBeanServer( MBeanServer m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BIContainer.setMonitorInterval( int monitor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UseNewTransactionModel( boolean useNewTransaction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nstallArchiv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AutoDeploymen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Force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JBI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IContain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Rmi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InstallationDir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ontainer.get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createCompon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MonitorInstallationDirectory( boolean monitorInstallation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resendExchange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BIContainer.setMonitorDeploymentDirectory( boolean monitorDeploymen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AutoEnlist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activateComponent( File installDir , Component component , String description , ComponentContextImpl context , boolean binding , boolean service , String [ ] shared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Container.setFlowNames( String flo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Flow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SubscriptionFlo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addListener( EventListener listen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IContainer.updateExternalArchive( String location ,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Flo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Container.getRoot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Container.getAdminCommand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UseMBeanServer( boolean use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addShutdownHo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Container.get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NamingContext( InitialContex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activateComponent( Component component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Flow( Flow 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CreateJmx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Broker( Broker br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Services( BaseSystemService [ ]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BIContainer.setCreateJmxConnector( boolean createJmx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Install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Deploymen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isUseShutdown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nviron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NotifyStatistics( boolean notifyStati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createComponentAdaptor( MessageExchangeListener listener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Container.getGeneratedRootDir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setForceShutdown( long force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.getExecu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